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questo post parleremo del firmware Marlin </text:p>
      <text:p text:style-name="Standard"/>
      <text:p text:style-name="Standard">anche se il sottoscritto attualmente usa lo smoothie,</text:p>
      <text:p text:style-name="Standard">chiunque assembla o progetta una stampante prima o poi dovra fare i conti con il firmware.</text:p>
      <text:h text:style-name="Heading_20_2" text:outline-level="2">Firmware una parola semplice quanto complessa</text:h>
      <text:p text:style-name="Text_20_body"/>
      <text:p text:style-name="Text_20_body">Questo nome cosi semplice che si gioca tutta la meccanica della nostra stampante,</text:p>
      <text:p text:style-name="Text_20_body">quindi grazie al firmware che informiamo l’elettronica su quale meccanica abbiamo scelto, su come è composta la nostra stampante, sulle sue misure, può sembrare un grosso ostacolo per chi non sa da dove comiciare o per chi e a digiuno di infoeletromecccanica,"nuova disciplina per chi non lo sapesse CHE UNISCE L'INFORMATICA L'ELETRONICA E LA MECCANICA" ma e piu semplice a farsi che a dirsi.Il firmware é un programma che vive e risiede nella scheda elettronica che guida la stampante il firmware componente importante cervello della nostra stampante,</text:p>
      <text:p text:style-name="Text_20_body">In questo post parte uno ci addentreremo solo nella teoria mentre sul secondo post 5/2 ci addentreremo nel cuore del file configuration.h e modificheremo praticamente un solo file entrando nel dettaglio di alcune configurazioni e di certi valori .</text:p>
      <text:p text:style-name="Text_20_body">Confuguration.h</text:p>
      <text:p text:style-name="Text_20_body">file che terrà a mente le caratteristiche della nostra meccanica. Quindi: la disposizione e il verso dei movimenti, quali e quanti motori, quale e quanti tipo di termistori, quanti estrusori, il tipo di stepper che usiamo, dove sono gli endstop,altezza e geometria della stampante sia delta che cartesiana o stampanti della famiglia core xy,</text:p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26S</meta:editing-duration>
    <meta:editing-cycles>3</meta:editing-cycles>
    <meta:generator>OpenOffice/4.1.2$Win32 OpenOffice.org_project/412m3$Build-9782</meta:generator>
    <dc:date>2017-10-05T21:51:04.77</dc:date>
    <meta:document-statistic meta:table-count="0" meta:image-count="0" meta:object-count="0" meta:page-count="1" meta:paragraph-count="9" meta:word-count="231" meta:character-count="1469"/>
    <dc:creator>francesco </dc:creator>
    <meta:user-defined meta:name="Info 1"/>
    <meta:user-defined meta:name="Info 2"/>
    <meta:user-defined meta:name="Info 3"/>
    <meta:user-defined meta:name="Info 4"/>
  </office:meta>
</office:document-meta>
</file>